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P23" style:parent-style-name="Normal" style:list-style-name="LFO3" style:family="paragraph"/>
    <style:style style:name="P24" style:parent-style-name="Normal" style:list-style-name="LFO3" style:family="paragraph"/>
    <style:style style:name="P25" style:parent-style-name="Normal" style:list-style-name="LFO3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list-style-name="LFO4" style:family="paragraph"/>
    <style:style style:name="P30" style:parent-style-name="Normal" style:list-style-name="LFO4" style:family="paragraph"/>
    <style:style style:name="P31" style:parent-style-name="Normal" style:list-style-name="LFO4" style:family="paragraph"/>
    <style:style style:name="P32" style:parent-style-name="Normal" style:list-style-name="LFO4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5" style:family="paragraph"/>
    <style:style style:name="P38" style:parent-style-name="Normal" style:list-style-name="LFO5" style:family="paragraph"/>
    <style:style style:name="P39" style:parent-style-name="Normal" style:list-style-name="LFO5" style:family="paragraph"/>
    <style:style style:name="P40" style:parent-style-name="Normal" style:list-style-name="LFO5" style:family="paragraph"/>
    <style:style style:name="P41" style:parent-style-name="Normal" style:list-style-name="LFO5" style:family="paragraph"/>
    <style:style style:name="P42" style:parent-style-name="Normal" style:list-style-name="LFO5" style:family="paragraph"/>
    <style:style style:name="P43" style:parent-style-name="Normal" style:list-style-name="LFO5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6" style:family="paragraph"/>
    <style:style style:name="P48" style:parent-style-name="Normal" style:list-style-name="LFO6" style:family="paragraph"/>
    <style:style style:name="P49" style:parent-style-name="Normal" style:list-style-name="LFO6" style:family="paragraph"/>
    <style:style style:name="P50" style:parent-style-name="Normal" style:list-style-name="LFO6" style:family="paragraph"/>
    <style:style style:name="P51" style:parent-style-name="Normal" style:list-style-name="LFO6" style:family="paragraph"/>
    <style:style style:name="P52" style:parent-style-name="Normal" style:list-style-name="LFO6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list-style-name="LFO7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7" style:family="paragraph"/>
    <style:style style:name="P60" style:parent-style-name="Normal" style:list-style-name="LFO7" style:family="paragraph"/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8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8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8" style:family="paragraph"/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list-style-name="LFO9" style:family="paragraph"/>
    <style:style style:name="P69" style:parent-style-name="Normal" style:list-style-name="LFO9" style:family="paragraph"/>
    <style:style style:name="P70" style:parent-style-name="Normal" style:list-style-name="LFO9" style:family="paragraph"/>
    <style:style style:name="P71" style:parent-style-name="Normal" style:list-style-name="LFO9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list-style-name="LFO10" style:family="paragraph"/>
    <style:style style:name="P76" style:parent-style-name="Normal" style:list-style-name="LFO10" style:family="paragraph"/>
    <style:style style:name="T77" style:parent-style-name="DefaultParagraphFont" style:family="text">
      <style:text-properties fo:font-weight="bold" style:font-weight-asian="bold" style:font-weight-complex="bold"/>
    </style:style>
    <style:style style:name="P78" style:parent-style-name="Normal" style:list-style-name="LFO10" style:family="paragraph"/>
    <style:style style:name="P79" style:parent-style-name="Normal" style:list-style-name="LFO10" style:family="paragraph"/>
    <style:style style:name="P80" style:parent-style-name="Normal" style:list-style-name="LFO10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list-style-name="LFO11" style:family="paragraph"/>
    <style:style style:name="P84" style:parent-style-name="Normal" style:list-style-name="LFO11" style:family="paragraph"/>
    <style:style style:name="P85" style:parent-style-name="Normal" style:list-style-name="LFO11" style:family="paragraph"/>
    <style:style style:name="P86" style:parent-style-name="Normal" style:list-style-name="LFO11" style:family="paragraph"/>
    <style:style style:name="P87" style:parent-style-name="Normal" style:list-style-name="LFO11" style:family="paragraph"/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list-style-name="LFO12" style:family="paragraph"/>
    <style:style style:name="P90" style:parent-style-name="Normal" style:list-style-name="LFO12" style:family="paragraph"/>
    <style:style style:name="P91" style:parent-style-name="Normal" style:list-style-name="LFO12" style:family="paragraph"/>
    <style:style style:name="P92" style:parent-style-name="Normal" style:list-style-name="LFO12" style:family="paragraph"/>
    <style:style style:name="P93" style:parent-style-name="Normal" style:list-style-name="LFO12" style:family="paragraph"/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list-style-name="LFO13" style:family="paragraph"/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list-style-name="LFO13" style:family="paragraph"/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Normal" style:list-style-name="LFO14" style:family="paragraph"/>
    <style:style style:name="P101" style:parent-style-name="Normal" style:list-style-name="LFO14" style:family="paragraph"/>
    <style:style style:name="P102" style:parent-style-name="Normal" style:list-style-name="LFO14" style:family="paragraph"/>
    <style:style style:name="P103" style:parent-style-name="Normal" style:list-style-name="LFO14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list-style-name="LFO15" style:family="paragraph"/>
    <style:style style:name="P107" style:parent-style-name="Normal" style:list-style-name="LFO15" style:family="paragraph"/>
    <style:style style:name="P108" style:parent-style-name="Normal" style:list-style-name="LFO15" style:family="paragraph"/>
    <style:style style:name="P109" style:parent-style-name="Normal" style:list-style-name="LFO15" style:family="paragraph"/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list-style-name="LFO16" style:family="paragraph"/>
    <style:style style:name="P113" style:parent-style-name="Normal" style:list-style-name="LFO16" style:family="paragraph"/>
    <style:style style:name="P114" style:parent-style-name="Normal" style:list-style-name="LFO16" style:family="paragraph"/>
    <style:style style:name="P115" style:parent-style-name="Normal" style:list-style-name="LFO16" style:family="paragraph"/>
    <style:style style:name="P116" style:parent-style-name="Normal" style:list-style-name="LFO16" style:family="paragraph"/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Normal" style:list-style-name="LFO17" style:family="paragraph"/>
    <style:style style:name="P119" style:parent-style-name="Normal" style:list-style-name="LFO17" style:family="paragraph"/>
    <style:style style:name="P120" style:parent-style-name="Normal" style:list-style-name="LFO17" style:family="paragraph"/>
    <style:style style:name="P121" style:parent-style-name="Normal" style:list-style-name="LFO17" style:family="paragraph"/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list-style-name="LFO18" style:family="paragraph"/>
    <style:style style:name="P124" style:parent-style-name="Normal" style:list-style-name="LFO18" style:family="paragraph"/>
    <style:style style:name="P125" style:parent-style-name="Normal" style:list-style-name="LFO18" style:family="paragraph"/>
    <style:style style:name="P126" style:parent-style-name="Normal" style:list-style-name="LFO18" style:family="paragraph"/>
    <style:style style:name="P127" style:parent-style-name="Normal" style:list-style-name="LFO19" style:family="paragraph"/>
    <style:style style:name="P128" style:parent-style-name="Normal" style:list-style-name="LFO19" style:family="paragraph"/>
    <style:style style:name="P129" style:parent-style-name="Normal" style:list-style-name="LFO19" style:family="paragraph"/>
    <style:style style:name="P130" style:parent-style-name="Normal" style:family="paragraph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list-style-name="LFO20" style:family="paragraph"/>
    <style:style style:name="P133" style:parent-style-name="Normal" style:list-style-name="LFO20" style:family="paragraph"/>
    <style:style style:name="P134" style:parent-style-name="Normal" style:list-style-name="LFO20" style:family="paragraph"/>
    <style:style style:name="P135" style:parent-style-name="Normal" style:list-style-name="LFO20" style:family="paragraph"/>
    <style:style style:name="P136" style:parent-style-name="Normal" style:list-style-name="LFO20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Normal" style:list-style-name="LFO21" style:family="paragraph"/>
    <style:style style:name="P139" style:parent-style-name="Normal" style:list-style-name="LFO21" style:family="paragraph"/>
    <style:style style:name="P140" style:parent-style-name="Normal" style:list-style-name="LFO21" style:family="paragraph"/>
    <style:style style:name="P141" style:parent-style-name="Normal" style:list-style-name="LFO21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list-style-name="LFO22" style:family="paragraph"/>
    <style:style style:name="P144" style:parent-style-name="Normal" style:list-style-name="LFO22" style:family="paragraph"/>
    <style:style style:name="P145" style:parent-style-name="Normal" style:list-style-name="LFO22" style:family="paragraph"/>
    <style:style style:name="P146" style:parent-style-name="Normal" style:list-style-name="LFO22" style:family="paragraph"/>
    <style:style style:name="P147" style:parent-style-name="Normal" style:family="paragraph">
      <style:text-properties fo:font-weight="bold" style:font-weight-asian="bold" style:font-weight-complex="bold"/>
    </style:style>
    <style:style style:name="P148" style:parent-style-name="Normal" style:list-style-name="LFO23" style:family="paragraph"/>
    <style:style style:name="P149" style:parent-style-name="Normal" style:list-style-name="LFO23" style:family="paragraph"/>
    <style:style style:name="P150" style:parent-style-name="Normal" style:list-style-name="LFO23" style:family="paragraph"/>
    <style:style style:name="P151" style:parent-style-name="Normal" style:list-style-name="LFO23" style:family="paragraph"/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T154" style:parent-style-name="DefaultParagraphFont" style:family="text">
      <style:text-properties style:font-name="Segoe UI Emoji" style:font-name-complex="Segoe UI Emoji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ublime Sounds DAO Proposal</text:p>
      <text:p text:style-name="P2">Building a Music-First NFT Ecosystem on WAX</text:p>
      <text:p text:style-name="Normal"><text:span text:style-name="T3">Including Rhythm Master, $SSN Utility Expansion, and Artist-Centric Rewards</text:span></text:p>
      <text:p text:style-name="Normal"><draw:custom-shape svg:x="0in" svg:y="0in" svg:width="45.51042in" svg:height="0.00139in" draw:z-index="0" draw:id="id0" draw:style-name="a0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P4">1. Proposal Summary</text:p>
      <text:p text:style-name="Normal">This proposal seeks DAO approval and ecosystem support for the continued development and expansion of<text:s/><text:span text:style-name="T5">Sublime Sounds</text:span>, a music-focused NFT platform on the WAX blockchain, including the launch and operation of<text:s/><text:span text:style-name="T6">Rhythm Master</text:span>, an on-chain rhythm game that integrates Music NFTs, NFT rewards, and the<text:s/><text:span text:style-name="T7">Sublime Sounds Network Token ($SSN)</text:span>.</text:p>
      <text:p text:style-name="Normal">Sublime Sounds combines:</text:p>
      <text:list text:style-name="LFO1" text:continue-numbering="true">
        <text:list-item>
          <text:p text:style-name="P8">Music NFTs with real artistic value</text:p>
        </text:list-item>
        <text:list-item>
          <text:p text:style-name="P9">Artist-centric NFT card mechanics</text:p>
        </text:list-item>
        <text:list-item>
          <text:p text:style-name="P10">Tokenized rewards via $SSN</text:p>
        </text:list-item>
        <text:list-item>
          <text:p text:style-name="P11">Staking, tipping, and DAO-aligned incentives</text:p>
        </text:list-item>
        <text:list-item>
          <text:p text:style-name="P12">Interactive gameplay that drives real on-chain utility</text:p>
        </text:list-item>
      </text:list>
      <text:p text:style-name="Normal">This proposal outlines the ecosystem design, token mechanics, NFT systems, and long-term roadmap, and requests DAO recognition and support as an active, value-creating WAX project.</text:p>
      <text:p text:style-name="Normal"><draw:custom-shape svg:x="0in" svg:y="0in" svg:width="45.51042in" svg:height="0.00139in" draw:z-index="0" draw:id="id1" draw:style-name="a1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P13">2. Background &amp; Vision</text:p>
      <text:p text:style-name="Normal">Sublime Sounds was created to solve a core problem in both music and NFTs:</text:p>
      <text:p text:style-name="Normal"><text:span text:style-name="T14">True ownership of music culture is inaccessible to most fans.</text:span></text:p>
      <text:p text:style-name="Normal">While physical collectibles are scarce and exclusive, digital NFTs allow<text:s/><text:span text:style-name="T15">verifiable ownership</text:span>, scarcity, and provenance for everyone.</text:p>
      <text:p text:style-name="Normal">Sublime Sounds positions itself as:</text:p>
      <text:list text:style-name="LFO2" text:continue-numbering="true">
        <text:list-item>
          <text:p text:style-name="P16">A<text:s/><text:span text:style-name="T17">home for music artists</text:span><text:s/>(established and emerging)</text:p>
        </text:list-item>
        <text:list-item>
          <text:p text:style-name="P18">A<text:s/><text:span text:style-name="T19">platform for collectors</text:span><text:s/>who value culture, not speculation</text:p>
        </text:list-item>
        <text:list-item>
          <text:p text:style-name="P20">A<text:s/><text:span text:style-name="T21">network</text:span><text:s/>where NFTs, tokens, and gameplay reinforce each other</text:p>
        </text:list-item>
      </text:list>
      <text:p text:style-name="Normal">Our mission is to:</text:p>
      <text:list text:style-name="LFO3" text:continue-numbering="true">
        <text:list-item>
          <text:p text:style-name="P22">Put artists and collectors first</text:p>
        </text:list-item>
        <text:list-item>
          <text:p text:style-name="P23">Create sustainable on-chain rewards</text:p>
        </text:list-item>
        <text:list-item>
          <text:p text:style-name="P24">Build long-term utility, not short-term hype</text:p>
        </text:list-item>
        <text:list-item>
          <text:p text:style-name="P25">Make WAX wallets function as<text:s/><text:span text:style-name="T26">music players, collections, and game inventories</text:span></text:p>
        </text:list-item>
      </text:list>
      <text:soft-page-break/>
      <text:p text:style-name="Normal"><draw:custom-shape svg:x="0in" svg:y="0in" svg:width="45.51042in" svg:height="0.00139in" draw:z-index="0" draw:id="id2" draw:style-name="a2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P27">3. Core Components of the Sublime Sounds Ecosystem</text:p>
      <text:p text:style-name="P28">3.1 Music NFTs</text:p>
      <text:list text:style-name="LFO4" text:continue-numbering="true">
        <text:list-item>
          <text:p text:style-name="P29">Official Music NFT releases by participating artists</text:p>
        </text:list-item>
        <text:list-item>
          <text:p text:style-name="P30">Each release includes rare or exclusive audio/visual content</text:p>
        </text:list-item>
        <text:list-item>
          <text:p text:style-name="P31">Ownership is immutable and verifiable on-chain</text:p>
        </text:list-item>
        <text:list-item>
          <text:p text:style-name="P32">Music NFTs are<text:s/><text:span text:style-name="T33">stakeable</text:span><text:s/>for $SSN rewards via WaxDAO</text:p>
        </text:list-item>
      </text:list>
      <text:p text:style-name="P34">3.2 Artist NFT Card System</text:p>
      <text:p text:style-name="Normal">Each artist release is paired with<text:s/><text:span text:style-name="T35">Sublime Sounds Artist NFT Cards</text:span>, forming a long-term collectible and reward loop.</text:p>
      <text:p text:style-name="Normal"><text:span text:style-name="T36">Card Rarities per Revision</text:span></text:p>
      <text:list text:style-name="LFO5" text:continue-numbering="true">
        <text:list-item>
          <text:p text:style-name="P37">Common (FREE with every Music NFT purchase)</text:p>
        </text:list-item>
        <text:list-item>
          <text:p text:style-name="P38">Rare (300 / artist / revision)</text:p>
        </text:list-item>
        <text:list-item>
          <text:p text:style-name="P39">Epic (200 / artist / revision)</text:p>
        </text:list-item>
        <text:list-item>
          <text:p text:style-name="P40">Legendary (100 / artist / revision)</text:p>
        </text:list-item>
        <text:list-item>
          <text:p text:style-name="P41">Mythic (25 / artist / revision)</text:p>
        </text:list-item>
        <text:list-item>
          <text:p text:style-name="P42">Common Set Reward (250 / artist / revision)</text:p>
        </text:list-item>
        <text:list-item>
          <text:p text:style-name="P43">Platinum Artist Disc Reward (10 / artist / revision)</text:p>
        </text:list-item>
      </text:list>
      <text:p text:style-name="Normal"><text:span text:style-name="T44">No random chance mechanics</text:span><text:line-break/>Rarer cards are earned through<text:s/><text:span text:style-name="T45">holding and collecting</text:span>, not gambling.</text:p>
      <text:p text:style-name="Normal"><draw:custom-shape svg:x="0in" svg:y="0in" svg:width="45.51042in" svg:height="0.00139in" draw:z-index="0" draw:id="id3" draw:style-name="a3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P46">4. Redemption &amp; Collection Mechanics</text:p>
      <text:p text:style-name="Normal">Collectors earn rarer Artist Cards by holding Music NFTs and Common Cards:</text:p>
      <text:list text:style-name="LFO6" text:continue-numbering="true">
        <text:list-item>
          <text:p text:style-name="P47">10 different Artist releases → Rare Card</text:p>
        </text:list-item>
        <text:list-item>
          <text:p text:style-name="P48">15 different Artist releases → Epic Card</text:p>
        </text:list-item>
        <text:list-item>
          <text:p text:style-name="P49">20 different Artist releases → Legendary Card</text:p>
        </text:list-item>
        <text:list-item>
          <text:p text:style-name="P50">25 different Artist releases → Mythic Card</text:p>
        </text:list-item>
        <text:list-item>
          <text:p text:style-name="P51">Full Common set (all 5 variants) → Common Set Reward</text:p>
        </text:list-item>
        <text:list-item>
          <text:p text:style-name="P52">Full set (Common → Mythic) → Platinum Artist Disc</text:p>
        </text:list-item>
      </text:list>
      <text:p text:style-name="Normal">All redemptions are<text:s/><text:span text:style-name="T53">first-come, first-served</text:span><text:s/>until supply caps are reached.</text:p>
      <text:p text:style-name="Normal"><draw:custom-shape svg:x="0in" svg:y="0in" svg:width="45.51042in" svg:height="0.00139in" draw:z-index="0" draw:id="id4" draw:style-name="a4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P54">5. Rhythm Master – On-Chain Music Gameplay</text:p>
      <text:soft-page-break/>
      <text:p text:style-name="Normal"><text:span text:style-name="T55">Rhythm Master</text:span><text:s/>is a browser-based rhythm game built on WAX that directly integrates Sublime Sounds NFTs and $SSN.</text:p>
      <text:p text:style-name="P56">Gameplay Utility</text:p>
      <text:list text:style-name="LFO7" text:continue-numbering="true">
        <text:list-item>
          <text:p text:style-name="P57">Music NFTs function as<text:s/><text:span text:style-name="T58">playable tracks</text:span></text:p>
        </text:list-item>
        <text:list-item>
          <text:p text:style-name="P59">Players must own or stake Music NFTs to play</text:p>
        </text:list-item>
        <text:list-item>
          <text:p text:style-name="P60">Gameplay rewards skill, not automation</text:p>
        </text:list-item>
      </text:list>
      <text:p text:style-name="P61">Reward Mechanics</text:p>
      <text:list text:style-name="LFO8" text:continue-numbering="true">
        <text:list-item>
          <text:p text:style-name="P62">Players earn<text:s/><text:span text:style-name="T63">$SSN</text:span><text:s/>through skilled gameplay</text:p>
        </text:list-item>
        <text:list-item>
          <text:p text:style-name="P64">Rare in-game events can trigger<text:s/><text:span text:style-name="T65">NFT drops</text:span></text:p>
        </text:list-item>
        <text:list-item>
          <text:p text:style-name="P66">SSN payouts are settled on-chain via smart-contract calls</text:p>
        </text:list-item>
      </text:list>
      <text:p text:style-name="P67">Anti-Abuse Design</text:p>
      <text:list text:style-name="LFO9" text:continue-numbering="true">
        <text:list-item>
          <text:p text:style-name="P68">Per-run reward limits</text:p>
        </text:list-item>
        <text:list-item>
          <text:p text:style-name="P69">Cooldowns and per-season caps</text:p>
        </text:list-item>
        <text:list-item>
          <text:p text:style-name="P70">Server-side verification via Supabase edge functions</text:p>
        </text:list-item>
        <text:list-item>
          <text:p text:style-name="P71">Wallet-bound payouts</text:p>
        </text:list-item>
      </text:list>
      <text:p text:style-name="Normal">Rhythm Master transforms Music NFTs from passive assets into<text:s/><text:span text:style-name="T72">interactive, skill-based utility</text:span>.</text:p>
      <text:p text:style-name="Normal"><draw:custom-shape svg:x="0in" svg:y="0in" svg:width="45.51042in" svg:height="0.00139in" draw:z-index="0" draw:id="id5" draw:style-name="a5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P73">6. Sublime Sounds Network Token ($SSN)</text:p>
      <text:p text:style-name="P74">Token Overview</text:p>
      <text:list text:style-name="LFO10" text:continue-numbering="true">
        <text:list-item>
          <text:p text:style-name="P75">Name: Sublime Sounds Network Token</text:p>
        </text:list-item>
        <text:list-item>
          <text:p text:style-name="P76">Symbol:<text:s/><text:span text:style-name="T77">SSN</text:span></text:p>
        </text:list-item>
        <text:list-item>
          <text:p text:style-name="P78">Contract: metatoken.gm</text:p>
        </text:list-item>
        <text:list-item>
          <text:p text:style-name="P79">Chain: WAX (EOSIO)</text:p>
        </text:list-item>
        <text:list-item>
          <text:p text:style-name="P80">Max Supply:<text:s/><text:span text:style-name="T81">100,000,000,000 SSN</text:span></text:p>
        </text:list-item>
      </text:list>
      <text:p text:style-name="P82">Current Utility</text:p>
      <text:p text:style-name="Normal">$SSN is used for:</text:p>
      <text:list text:style-name="LFO11" text:continue-numbering="true">
        <text:list-item>
          <text:p text:style-name="P83">Purchasing Music NFT releases</text:p>
        </text:list-item>
        <text:list-item>
          <text:p text:style-name="P84">Artist tipping</text:p>
        </text:list-item>
        <text:list-item>
          <text:p text:style-name="P85">NFT staking rewards (via WaxDAO)</text:p>
        </text:list-item>
        <text:list-item>
          <text:p text:style-name="P86">Rhythm Master gameplay rewards</text:p>
        </text:list-item>
        <text:list-item>
          <text:p text:style-name="P87">Marketplace trading (Alcor, Defibox)</text:p>
        </text:list-item>
      </text:list>
      <text:soft-page-break/>
      <text:p text:style-name="P88">Planned Utility Expansion</text:p>
      <text:list text:style-name="LFO12" text:continue-numbering="true">
        <text:list-item>
          <text:p text:style-name="P89">Additional staking pools</text:p>
        </text:list-item>
        <text:list-item>
          <text:p text:style-name="P90">Event ticketing (digital &amp; real-world)</text:p>
        </text:list-item>
        <text:list-item>
          <text:p text:style-name="P91">Merchandise redemptions</text:p>
        </text:list-item>
        <text:list-item>
          <text:p text:style-name="P92">DAO-governed reward allocations</text:p>
        </text:list-item>
        <text:list-item>
          <text:p text:style-name="P93">Cross-collection collaborations</text:p>
        </text:list-item>
      </text:list>
      <text:p text:style-name="Normal"><draw:custom-shape svg:x="0in" svg:y="0in" svg:width="45.51042in" svg:height="0.00139in" draw:z-index="0" draw:id="id6" draw:style-name="a6" draw:name="Horizontal Line 85" text:anchor-type="as-char"><svg:title/><svg:desc/><draw:enhanced-geometry draw:type="non-primitive" svg:viewBox="0 0 21600 21600" draw:enhanced-path="M 0 0 L 21600 0 21600 21600 0 21600 Z N"/></draw:custom-shape></text:p>
      <text:p text:style-name="P94">7. Membership Pass System</text:p>
      <text:p text:style-name="P95">Level 1 Membership Pass</text:p>
      <text:list text:style-name="LFO13" text:continue-numbering="true">
        <text:list-item>
          <text:p text:style-name="P96">Total Supply:<text:s/><text:span text:style-name="T97">100</text:span></text:p>
        </text:list-item>
        <text:list-item>
          <text:p text:style-name="P98">Distributed via whitelist drops, quizzes, and community events</text:p>
        </text:list-item>
      </text:list>
      <text:p text:style-name="Normal"><text:span text:style-name="T99">Initial $SSN Allocation</text:span></text:p>
      <text:list text:style-name="LFO14" text:continue-numbering="true">
        <text:list-item>
          <text:p text:style-name="P100">1 pass → 10,000 SSN</text:p>
        </text:list-item>
        <text:list-item>
          <text:p text:style-name="P101">2 passes → 15,000 SSN</text:p>
        </text:list-item>
        <text:list-item>
          <text:p text:style-name="P102">3 passes → 20,000 SSN</text:p>
        </text:list-item>
        <text:list-item>
          <text:p text:style-name="P103">Mint #1–3 receive<text:s/><text:span text:style-name="T104">double rewards</text:span><text:s/>(once only)</text:p>
        </text:list-item>
      </text:list>
      <text:p text:style-name="P105">Ongoing Benefits</text:p>
      <text:list text:style-name="LFO15" text:continue-numbering="true">
        <text:list-item>
          <text:p text:style-name="P106">Free Music NFT downloads (3 per year)</text:p>
        </text:list-item>
        <text:list-item>
          <text:p text:style-name="P107">Guaranteed whitelisting for all future drops</text:p>
        </text:list-item>
        <text:list-item>
          <text:p text:style-name="P108">Exclusive collaboration NFTs</text:p>
        </text:list-item>
        <text:list-item>
          <text:p text:style-name="P109">Priority access to ecosystem features</text:p>
        </text:list-item>
      </text:list>
      <text:p text:style-name="Normal"><draw:custom-shape svg:x="0in" svg:y="0in" svg:width="45.51042in" svg:height="0.00139in" draw:z-index="0" draw:id="id7" draw:style-name="a7" draw:name="Horizontal Line 86" text:anchor-type="as-char"><svg:title/><svg:desc/><draw:enhanced-geometry draw:type="non-primitive" svg:viewBox="0 0 21600 21600" draw:enhanced-path="M 0 0 L 21600 0 21600 21600 0 21600 Z N"/></draw:custom-shape></text:p>
      <text:p text:style-name="P110">8. Artist &amp; Community Benefits</text:p>
      <text:p text:style-name="P111">For Artists</text:p>
      <text:list text:style-name="LFO16" text:continue-numbering="true">
        <text:list-item>
          <text:p text:style-name="P112">Direct exposure to collectors</text:p>
        </text:list-item>
        <text:list-item>
          <text:p text:style-name="P113">On-chain royalties</text:p>
        </text:list-item>
        <text:list-item>
          <text:p text:style-name="P114">Token-based tipping</text:p>
        </text:list-item>
        <text:list-item>
          <text:p text:style-name="P115">Promotional NFT drops</text:p>
        </text:list-item>
        <text:list-item>
          <text:p text:style-name="P116">Long-term participation in a growing ecosystem</text:p>
        </text:list-item>
      </text:list>
      <text:p text:style-name="P117">For Collectors</text:p>
      <text:list text:style-name="LFO17" text:continue-numbering="true">
        <text:list-item>
          <text:p text:style-name="P118">True ownership of music culture</text:p>
        </text:list-item>
        <text:list-item>
          <text:p text:style-name="P119">Skill-based earning via Rhythm Master</text:p>
        </text:list-item>
        <text:list-item>
          <text:p text:style-name="P120">Staking rewards through WaxDAO</text:p>
        </text:list-item>
        <text:list-item>
          <text:p text:style-name="P121">Long-term collectible value</text:p>
        </text:list-item>
      </text:list>
      <text:p text:style-name="Normal"><draw:custom-shape svg:x="0in" svg:y="0in" svg:width="45.51042in" svg:height="0.00139in" draw:z-index="0" draw:id="id8" draw:style-name="a8" draw:name="Horizontal Line 87" text:anchor-type="as-char"><svg:title/><svg:desc/><draw:enhanced-geometry draw:type="non-primitive" svg:viewBox="0 0 21600 21600" draw:enhanced-path="M 0 0 L 21600 0 21600 21600 0 21600 Z N"/></draw:custom-shape></text:p>
      <text:p text:style-name="P122">9. DAO Alignment &amp; Governance</text:p>
      <text:p text:style-name="Normal">Sublime Sounds is designed to align with DAO principles:</text:p>
      <text:list text:style-name="LFO18" text:continue-numbering="true">
        <text:list-item>
          <text:p text:style-name="P123">Transparent reward logic</text:p>
        </text:list-item>
        <text:list-item>
          <text:p text:style-name="P124">On-chain settlement</text:p>
        </text:list-item>
        <text:list-item>
          <text:p text:style-name="P125">Limited supplies and clear rules</text:p>
        </text:list-item>
        <text:list-item>
          <text:p text:style-name="P126">Community-first incentives</text:p>
        </text:list-item>
      </text:list>
      <text:p text:style-name="Normal">Future governance expansions may include:</text:p>
      <text:list text:style-name="LFO19" text:continue-numbering="true">
        <text:list-item>
          <text:p text:style-name="P127">DAO-voted artist onboarding</text:p>
        </text:list-item>
        <text:list-item>
          <text:p text:style-name="P128">DAO-controlled reward pools</text:p>
        </text:list-item>
        <text:list-item>
          <text:p text:style-name="P129">Community-driven feature prioritization</text:p>
        </text:list-item>
      </text:list>
      <text:p text:style-name="Normal"><draw:custom-shape svg:x="0in" svg:y="0in" svg:width="45.51042in" svg:height="0.00139in" draw:z-index="0" draw:id="id9" draw:style-name="a9" draw:name="Horizontal Line 88" text:anchor-type="as-char"><svg:title/><svg:desc/><draw:enhanced-geometry draw:type="non-primitive" svg:viewBox="0 0 21600 21600" draw:enhanced-path="M 0 0 L 21600 0 21600 21600 0 21600 Z N"/></draw:custom-shape></text:p>
      <text:p text:style-name="P130">10. Roadmap (High-Level)</text:p>
      <text:p text:style-name="Normal"><text:span text:style-name="T131">Phase 1 (Complete / Live)</text:span></text:p>
      <text:list text:style-name="LFO20" text:continue-numbering="true">
        <text:list-item>
          <text:p text:style-name="P132">Music NFTs</text:p>
        </text:list-item>
        <text:list-item>
          <text:p text:style-name="P133">Artist Cards</text:p>
        </text:list-item>
        <text:list-item>
          <text:p text:style-name="P134">$SSN token</text:p>
        </text:list-item>
        <text:list-item>
          <text:p text:style-name="P135">WaxDAO staking</text:p>
        </text:list-item>
        <text:list-item>
          <text:p text:style-name="P136">Rhythm Master beta</text:p>
        </text:list-item>
      </text:list>
      <text:p text:style-name="Normal"><text:span text:style-name="T137">Phase 2</text:span></text:p>
      <text:list text:style-name="LFO21" text:continue-numbering="true">
        <text:list-item>
          <text:p text:style-name="P138">Expanded Rhythm Master seasons</text:p>
        </text:list-item>
        <text:list-item>
          <text:p text:style-name="P139">NFT pools &amp; rewards automation</text:p>
        </text:list-item>
        <text:list-item>
          <text:p text:style-name="P140">Additional staking mechanics</text:p>
        </text:list-item>
        <text:list-item>
          <text:p text:style-name="P141">Artist collaboration expansions</text:p>
        </text:list-item>
      </text:list>
      <text:p text:style-name="Normal"><text:span text:style-name="T142">Phase 3</text:span></text:p>
      <text:list text:style-name="LFO22" text:continue-numbering="true">
        <text:list-item>
          <text:p text:style-name="P143">DAO governance layers</text:p>
        </text:list-item>
        <text:list-item>
          <text:p text:style-name="P144">Cross-platform integrations</text:p>
        </text:list-item>
        <text:list-item>
          <text:p text:style-name="P145">Real-world and metaverse events</text:p>
        </text:list-item>
        <text:list-item>
          <text:p text:style-name="P146">Advanced token utility</text:p>
        </text:list-item>
      </text:list>
      <text:p text:style-name="Normal"><draw:custom-shape svg:x="0in" svg:y="0in" svg:width="45.51042in" svg:height="0.00139in" draw:z-index="0" draw:id="id10" draw:style-name="a10" draw:name="Horizontal Line 89" text:anchor-type="as-char"><svg:title/><svg:desc/><draw:enhanced-geometry draw:type="non-primitive" svg:viewBox="0 0 21600 21600" draw:enhanced-path="M 0 0 L 21600 0 21600 21600 0 21600 Z N"/></draw:custom-shape></text:p>
      <text:p text:style-name="P147">11. Proposal Request</text:p>
      <text:p text:style-name="Normal">We request DAO acknowledgment and support for:</text:p>
      <text:list text:style-name="LFO23" text:continue-numbering="true">
        <text:list-item>
          <text:p text:style-name="P148">Recognition of Sublime Sounds as a live WAX ecosystem project</text:p>
        </text:list-item>
        <text:list-item>
          <text:p text:style-name="P149">Continued operation and development of Rhythm Master</text:p>
        </text:list-item>
        <text:list-item>
          <text:p text:style-name="P150">Integration and support within DAO tooling (staking, visibility, governance)</text:p>
        </text:list-item>
        <text:list-item>
          <text:p text:style-name="P151">Ongoing collaboration with the WAX ecosystem</text:p>
        </text:list-item>
      </text:list>
      <text:p text:style-name="Normal"><draw:custom-shape svg:x="0in" svg:y="0in" svg:width="45.51042in" svg:height="0.00139in" draw:z-index="0" draw:id="id11" draw:style-name="a11" draw:name="Horizontal Line 90" text:anchor-type="as-char"><svg:title/><svg:desc/><draw:enhanced-geometry draw:type="non-primitive" svg:viewBox="0 0 21600 21600" draw:enhanced-path="M 0 0 L 21600 0 21600 21600 0 21600 Z N"/></draw:custom-shape></text:p>
      <text:p text:style-name="P152">12. Disclaimers</text:p>
      <text:p text:style-name="Normal">This proposal is a living document and may evolve as the ecosystem grows.<text:line-break/>Nothing herein constitutes financial advice or a security offering.</text:p>
      <text:p text:style-name="Normal">Sublime Sounds NFTs are cultural collectibles built on the WAX blockchain.</text:p>
      <text:p text:style-name="Normal"><draw:custom-shape svg:x="0in" svg:y="0in" svg:width="45.51042in" svg:height="0.00139in" draw:z-index="0" draw:id="id12" draw:style-name="a12" draw:name="Horizontal Line 91" text:anchor-type="as-char"><svg:title/><svg:desc/><draw:enhanced-geometry draw:type="non-primitive" svg:viewBox="0 0 21600 21600" draw:enhanced-path="M 0 0 L 21600 0 21600 21600 0 21600 Z N"/></draw:custom-shape></text:p>
      <text:p text:style-name="P153">13. Contact</text:p>
      <text:p text:style-name="Normal">For further information or clarification:<text:line-break/><text:span text:style-name="T154">📧</text:span><text:s/><text:span text:style-name="T155">simon@sublime-sound.com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 Hyde</meta:initial-creator>
    <dc:creator>Simon Hyde</dc:creator>
    <meta:creation-date>2025-12-21T20:50:00Z</meta:creation-date>
    <dc:date>2025-12-21T20:50:00Z</dc:date>
    <meta:template xlink:href="Normal.dotm" xlink:type="simple"/>
    <meta:editing-cycles>2</meta:editing-cycles>
    <meta:editing-duration>PT60S</meta:editing-duration>
    <meta:document-statistic meta:page-count="6" meta:paragraph-count="12" meta:word-count="929" meta:character-count="6214" meta:row-count="44" meta:non-whitespace-character-count="5297"/>
  </office:meta>
</office:document-meta>
</file>